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b6491"/>
    </style:style>
    <style:style style:name="P2" style:family="paragraph" style:parent-style-name="Standard">
      <style:text-properties style:font-name="Liberation Serif" officeooo:rsid="001b6491" officeooo:paragraph-rsid="001b6491"/>
    </style:style>
    <style:style style:name="P3" style:family="paragraph" style:parent-style-name="Standard">
      <style:text-properties style:font-name="Liberation Serif" officeooo:paragraph-rsid="001b6491"/>
    </style:style>
    <style:style style:name="P4" style:family="paragraph" style:parent-style-name="Standard">
      <style:text-properties style:font-name="Liberation Serif" fo:font-size="15pt" officeooo:rsid="001b6491" style:font-size-asian="15pt" style:font-size-complex="15pt"/>
    </style:style>
    <style:style style:name="P5" style:family="paragraph" style:parent-style-name="Text_20_body">
      <style:paragraph-properties fo:line-height="100%"/>
      <style:text-properties officeooo:paragraph-rsid="001b6491"/>
    </style:style>
    <style:style style:name="P6" style:family="paragraph" style:parent-style-name="Text_20_body">
      <style:paragraph-properties fo:line-height="100%"/>
      <style:text-properties officeooo:paragraph-rsid="001db58e"/>
    </style:style>
    <style:style style:name="P7" style:family="paragraph" style:parent-style-name="Text_20_body">
      <style:paragraph-properties fo:line-height="100%"/>
      <style:text-properties officeooo:paragraph-rsid="001eb24f"/>
    </style:style>
    <style:style style:name="P8" style:family="paragraph" style:parent-style-name="Text_20_body">
      <style:paragraph-properties fo:line-height="100%"/>
      <style:text-properties officeooo:paragraph-rsid="00245f57"/>
    </style:style>
    <style:style style:name="P9" style:family="paragraph" style:parent-style-name="Text_20_body">
      <style:text-properties officeooo:paragraph-rsid="001d1dea"/>
    </style:style>
    <style:style style:name="P10" style:family="paragraph" style:parent-style-name="Text_20_body">
      <style:text-properties style:font-name="Liberation Serif" officeooo:paragraph-rsid="001b6491"/>
    </style:style>
    <style:style style:name="P11" style:family="paragraph" style:parent-style-name="Text_20_body">
      <style:paragraph-properties fo:line-height="100%"/>
      <style:text-properties style:font-name="Liberation Serif" officeooo:paragraph-rsid="001b6491"/>
    </style:style>
    <style:style style:name="P12" style:family="paragraph" style:parent-style-name="Text_20_body">
      <style:paragraph-properties fo:line-height="100%"/>
      <style:text-properties style:font-name="Liberation Serif" officeooo:paragraph-rsid="001d1dea"/>
    </style:style>
    <style:style style:name="P13" style:family="paragraph" style:parent-style-name="Text_20_body">
      <style:paragraph-properties fo:line-height="100%"/>
      <style:text-properties style:font-name="Liberation Serif" officeooo:paragraph-rsid="001db58e"/>
    </style:style>
    <style:style style:name="P14" style:family="paragraph" style:parent-style-name="Text_20_body">
      <style:paragraph-properties fo:line-height="100%"/>
      <style:text-properties style:font-name="Liberation Serif" officeooo:paragraph-rsid="001eb24f"/>
    </style:style>
    <style:style style:name="P15" style:family="paragraph" style:parent-style-name="Text_20_body">
      <style:text-properties style:font-name="Liberation Serif" officeooo:paragraph-rsid="001d1dea"/>
    </style:style>
    <style:style style:name="P16" style:family="paragraph" style:parent-style-name="Text_20_body">
      <style:text-properties style:font-name="Liberation Serif" officeooo:rsid="001d1dea" officeooo:paragraph-rsid="001d1dea"/>
    </style:style>
    <style:style style:name="P17" style:family="paragraph" style:parent-style-name="Text_20_body">
      <style:paragraph-properties fo:line-height="100%"/>
      <style:text-properties style:font-name="Liberation Serif" officeooo:rsid="001d1dea" officeooo:paragraph-rsid="001d1dea"/>
    </style:style>
    <style:style style:name="P18" style:family="paragraph" style:parent-style-name="Text_20_body">
      <style:paragraph-properties fo:line-height="100%"/>
      <style:text-properties fo:font-variant="normal" fo:text-transform="none" fo:color="#292929" style:font-name="Liberation Serif" fo:font-size="12pt" fo:letter-spacing="normal" fo:font-style="normal" fo:font-weight="normal" officeooo:paragraph-rsid="001db58e"/>
    </style:style>
    <style:style style:name="P19" style:family="paragraph" style:parent-style-name="Text_20_body">
      <style:paragraph-properties fo:line-height="100%"/>
      <style:text-properties fo:font-variant="normal" fo:text-transform="none" fo:color="#292929" style:font-name="Liberation Serif" fo:font-size="12pt" fo:letter-spacing="normal" fo:font-style="normal" fo:font-weight="normal" officeooo:rsid="001db58e" officeooo:paragraph-rsid="001db58e"/>
    </style:style>
    <style:style style:name="P20" style:family="paragraph" style:parent-style-name="Text_20_body">
      <style:paragraph-properties fo:line-height="100%"/>
      <style:text-properties fo:font-variant="normal" fo:text-transform="none" fo:color="#292929" style:font-name="Liberation Serif" fo:font-size="15pt" fo:letter-spacing="normal" fo:font-style="normal" fo:font-weight="normal" officeooo:rsid="001eb24f" officeooo:paragraph-rsid="001eb24f" style:font-size-asian="15pt" style:font-weight-asian="normal" style:font-size-complex="15pt" style:font-weight-complex="normal"/>
    </style:style>
    <style:style style:name="P21" style:family="paragraph" style:parent-style-name="Heading_20_1">
      <style:text-properties fo:font-variant="normal" fo:text-transform="none" fo:color="#292929" style:font-name="Liberation Serif" fo:font-size="15pt" fo:font-style="normal" fo:font-weight="bold" style:font-size-asian="15pt" style:font-size-complex="15pt"/>
    </style:style>
    <style:style style:name="P22" style:family="paragraph" style:parent-style-name="Heading_20_1">
      <style:paragraph-properties fo:line-height="100%"/>
      <style:text-properties fo:font-variant="normal" fo:text-transform="none" fo:color="#292929" style:font-name="Liberation Serif" fo:font-size="15pt" fo:letter-spacing="normal" fo:font-style="normal" fo:font-weight="bold" officeooo:rsid="001db58e" officeooo:paragraph-rsid="001db58e" style:font-size-asian="15pt" style:font-weight-asian="bold" style:font-size-complex="15pt" style:font-weight-complex="bold"/>
    </style:style>
    <style:style style:name="P23" style:family="paragraph" style:parent-style-name="Heading_20_1">
      <style:paragraph-properties fo:line-height="100%"/>
      <style:text-properties fo:font-variant="normal" fo:text-transform="none" fo:color="#292929" style:font-name="Liberation Serif" fo:font-size="15pt" fo:letter-spacing="normal" fo:font-style="normal" fo:font-weight="bold" officeooo:paragraph-rsid="001eb24f" style:font-size-asian="15pt" style:font-weight-asian="bold" style:font-size-complex="15pt" style:font-weight-complex="bold"/>
    </style:style>
    <style:style style:name="P24" style:family="paragraph" style:parent-style-name="Heading_20_2">
      <style:paragraph-properties fo:line-height="100%"/>
      <style:text-properties officeooo:paragraph-rsid="001eb24f"/>
    </style:style>
    <style:style style:name="P25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00%" fo:orphans="2" fo:widows="2" fo:background-color="#f2f2f2" fo:padding="0cm" fo:border="none"/>
      <style:text-properties fo:font-variant="normal" fo:text-transform="none" fo:color="#292929" style:font-name="Liberation Serif" fo:font-size="12pt" fo:letter-spacing="normal" fo:font-style="normal" fo:font-weight="normal"/>
    </style:style>
    <style:style style:name="P26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00%" fo:orphans="2" fo:widows="2" fo:background-color="#f2f2f2" fo:padding="0cm" fo:border="none"/>
      <style:text-properties fo:font-variant="normal" fo:text-transform="none" fo:color="#292929" style:font-name="Liberation Serif" fo:font-size="12pt" fo:letter-spacing="normal" fo:font-style="normal" fo:font-weight="normal" officeooo:paragraph-rsid="001db58e"/>
    </style:style>
    <style:style style:name="P27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00%" fo:orphans="2" fo:widows="2" fo:background-color="#f2f2f2" fo:padding="0cm" fo:border="none"/>
      <style:text-properties fo:font-variant="normal" fo:text-transform="none" style:font-name="Liberation Serif" fo:letter-spacing="normal" fo:font-style="normal" fo:font-weight="normal"/>
    </style:style>
    <style:style style:name="T1" style:family="text">
      <style:text-properties officeooo:rsid="001b6491"/>
    </style:style>
    <style:style style:name="T2" style:family="text">
      <style:text-properties fo:font-variant="normal" fo:text-transform="none" fo:color="#292929" style:font-name="Menlo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92929" style:font-name="Menlo" fo:font-size="12pt" fo:letter-spacing="normal" fo:font-style="normal" fo:font-weight="normal" officeooo:rsid="001eb24f" style:font-size-asian="12pt" style:font-size-complex="12pt"/>
    </style:style>
    <style:style style:name="T4" style:family="text">
      <style:text-properties fo:font-variant="normal" fo:text-transform="none" fo:color="#292929" fo:font-size="12pt" fo:letter-spacing="normal" fo:font-style="normal" fo:font-weight="normal"/>
    </style:style>
    <style:style style:name="T5" style:family="text">
      <style:text-properties fo:font-variant="normal" fo:text-transform="none" fo:color="#292929" fo:font-size="12pt" fo:letter-spacing="normal" fo:font-style="normal" fo:font-weight="normal" officeooo:rsid="001d1dea"/>
    </style:style>
    <style:style style:name="T6" style:family="text">
      <style:text-properties fo:font-variant="normal" fo:text-transform="none" fo:color="#292929" fo:font-size="12pt" fo:letter-spacing="normal" fo:font-style="normal" fo:font-weight="normal" officeooo:rsid="001db58e"/>
    </style:style>
    <style:style style:name="T7" style:family="text">
      <style:text-properties fo:font-variant="normal" fo:text-transform="none" fo:color="#292929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92929" fo:font-size="12pt" fo:letter-spacing="normal" fo:font-style="normal" fo:font-weight="normal" officeooo:rsid="001db58e" style:font-size-asian="12pt" style:font-size-complex="12pt"/>
    </style:style>
    <style:style style:name="T9" style:family="text">
      <style:text-properties fo:font-variant="normal" fo:text-transform="none" fo:color="#292929" fo:font-size="12pt" fo:letter-spacing="normal" fo:font-style="normal" fo:font-weight="normal" officeooo:rsid="001eb24f" style:font-size-asian="12pt" style:font-size-complex="12pt"/>
    </style:style>
    <style:style style:name="T10" style:family="text">
      <style:text-properties fo:font-variant="normal" fo:text-transform="none" fo:color="#292929" fo:font-size="12pt" fo:letter-spacing="normal" fo:font-style="normal" fo:font-weight="normal" officeooo:rsid="001eb24f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92929" fo:font-size="12pt" fo:letter-spacing="normal" fo:font-style="normal" fo:font-weight="normal" officeooo:rsid="001eb24f"/>
    </style:style>
    <style:style style:name="T12" style:family="text">
      <style:text-properties fo:font-variant="normal" fo:text-transform="none" fo:color="#292929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292929" fo:font-size="12pt" fo:letter-spacing="normal" fo:font-style="italic" fo:font-weight="normal" style:font-size-asian="12pt" style:font-size-complex="12pt"/>
    </style:style>
    <style:style style:name="T14" style:family="text">
      <style:text-properties fo:font-variant="normal" fo:text-transform="none" fo:color="#292929" fo:font-size="12pt" fo:letter-spacing="normal" fo:font-style="italic" fo:font-weight="normal" officeooo:rsid="001eb24f" style:font-size-asian="12pt" style:font-size-complex="12pt"/>
    </style:style>
    <style:style style:name="T15" style:family="text">
      <style:text-properties fo:font-variant="normal" fo:text-transform="none" fo:color="#292929" fo:font-size="12pt" fo:letter-spacing="normal" fo:font-style="italic" fo:font-weight="bold" style:font-size-asian="12pt" style:font-size-complex="12pt"/>
    </style:style>
    <style:style style:name="T16" style:family="text">
      <style:text-properties fo:font-variant="normal" fo:text-transform="none" fo:color="#292929" style:font-name="Liberation Serif" fo:font-size="12pt" fo:letter-spacing="normal" fo:font-style="normal" fo:font-weight="normal"/>
    </style:style>
    <style:style style:name="T17" style:family="text">
      <style:text-properties fo:font-variant="normal" fo:text-transform="none" fo:color="#292929" style:font-name="Liberation Serif" fo:font-size="12pt" fo:letter-spacing="normal" fo:font-style="normal" fo:font-weight="normal" officeooo:rsid="001db58e"/>
    </style:style>
    <style:style style:name="T18" style:family="text">
      <style:text-properties fo:font-variant="normal" fo:text-transform="none" fo:color="#292929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292929" style:font-name="Liberation Serif" fo:font-size="12pt" fo:letter-spacing="normal" fo:font-style="normal" fo:font-weight="normal" officeooo:rsid="001db58e" style:font-size-asian="12pt" style:font-size-complex="12pt"/>
    </style:style>
    <style:style style:name="T20" style:family="text">
      <style:text-properties fo:font-variant="normal" fo:text-transform="none" fo:color="#292929" style:font-name="Liberation Serif" fo:font-size="12pt" fo:letter-spacing="normal" fo:font-style="normal" fo:font-weight="normal" officeooo:rsid="001eb24f" style:font-size-asian="12pt" style:font-size-complex="12pt"/>
    </style:style>
    <style:style style:name="T21" style:family="text">
      <style:text-properties fo:font-variant="normal" fo:text-transform="none" fo:color="#292929" style:font-name="Liberation Serif" fo:font-size="12pt" fo:letter-spacing="normal" fo:font-style="normal" fo:font-weight="normal" officeooo:rsid="00245f57" style:font-size-asian="12pt" style:font-size-complex="12pt"/>
    </style:style>
    <style:style style:name="T22" style:family="text">
      <style:text-properties fo:font-variant="normal" fo:text-transform="none" fo:color="#292929" style:font-name="Liberation Serif" fo:font-size="12pt" fo:letter-spacing="normal" fo:font-style="normal" fo:font-weight="normal" officeooo:rsid="001eb24f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92929" style:font-name="Liberation Serif" fo:font-size="12pt" fo:letter-spacing="normal" fo:font-style="normal" fo:font-weight="bold" style:font-size-asian="12pt" style:font-size-complex="12pt"/>
    </style:style>
    <style:style style:name="T24" style:family="text">
      <style:text-properties fo:font-variant="normal" fo:text-transform="none" fo:color="#292929" style:font-name="Liberation Serif" fo:font-size="12pt" fo:letter-spacing="normal" fo:font-style="italic" fo:font-weight="normal" style:font-size-asian="12pt" style:font-size-complex="12pt"/>
    </style:style>
    <style:style style:name="T25" style:family="text">
      <style:text-properties fo:font-variant="normal" fo:text-transform="none" fo:color="#292929" style:font-name="Liberation Serif" fo:font-size="12pt" fo:letter-spacing="normal" fo:font-style="italic" fo:font-weight="normal" officeooo:rsid="001eb24f" style:font-size-asian="12pt" style:font-size-complex="12pt"/>
    </style:style>
    <style:style style:name="T26" style:family="text">
      <style:text-properties fo:font-variant="normal" fo:text-transform="none" fo:color="#292929" style:font-name="Liberation Serif" fo:font-size="12pt" fo:letter-spacing="normal" fo:font-style="italic" fo:font-weight="bold" style:font-size-asian="12pt" style:font-size-complex="12pt"/>
    </style:style>
    <style:style style:name="T27" style:family="text">
      <style:text-properties fo:font-variant="normal" fo:text-transform="none" fo:color="#292929" style:font-name="Liberation Serif" fo:font-size="15.75pt" fo:letter-spacing="normal" fo:font-style="italic" fo:font-weight="normal"/>
    </style:style>
    <style:style style:name="T28" style:family="text">
      <style:text-properties fo:font-variant="normal" fo:text-transform="none" fo:color="#292929" style:font-name="Liberation Serif" fo:font-size="15pt" fo:letter-spacing="normal" fo:font-style="normal" fo:font-weight="normal" officeooo:rsid="001db58e" style:font-size-asian="15pt" style:font-weight-asian="normal" style:font-size-complex="15pt" style:font-weight-complex="normal"/>
    </style:style>
    <style:style style:name="T29" style:family="text">
      <style:text-properties fo:font-variant="normal" fo:text-transform="none" fo:color="#292929" style:font-name="Liberation Serif" fo:font-size="15pt" fo:letter-spacing="normal" fo:font-style="normal" fo:font-weight="normal" officeooo:rsid="001eb24f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color="#292929" style:font-name="Liberation Serif" fo:font-size="16.5pt" fo:letter-spacing="normal" fo:font-style="normal" fo:font-weight="bold" officeooo:rsid="001eb24f" style:font-size-asian="12pt" style:font-size-complex="12pt"/>
    </style:style>
    <style:style style:name="T31" style:family="text">
      <style:text-properties fo:font-variant="normal" fo:text-transform="none" fo:color="#292929" fo:font-size="15.75pt" fo:letter-spacing="normal" fo:font-style="italic" fo:font-weight="normal"/>
    </style:style>
    <style:style style:name="T32" style:family="text">
      <style:text-properties fo:font-variant="normal" fo:text-transform="none" fo:color="#292929" fo:font-size="15pt" fo:letter-spacing="normal" fo:font-style="normal" fo:font-weight="normal" officeooo:rsid="001db58e" style:font-size-asian="15pt" style:font-weight-asian="normal" style:font-size-complex="15pt" style:font-weight-complex="normal"/>
    </style:style>
    <style:style style:name="T33" style:family="text">
      <style:text-properties fo:font-variant="normal" fo:text-transform="none" fo:color="#292929" fo:font-size="15pt" fo:letter-spacing="normal" fo:font-style="normal" fo:font-weight="normal" officeooo:rsid="001eb24f" style:font-size-asian="15pt" style:font-weight-asian="normal" style:font-size-complex="15pt" style:font-weight-complex="normal"/>
    </style:style>
    <style:style style:name="T34" style:family="text">
      <style:text-properties fo:font-variant="normal" fo:text-transform="none" fo:color="#292929" style:font-name="sohne" fo:font-size="16.5pt" fo:letter-spacing="normal" fo:font-style="normal" fo:font-weight="bold" officeooo:rsid="001eb24f" style:font-size-asian="12pt" style:font-size-complex="12pt"/>
    </style:style>
    <style:style style:name="T35" style:family="text">
      <style:text-properties fo:font-variant="normal" fo:text-transform="none" fo:color="#292929" fo:font-size="16.5pt" fo:letter-spacing="normal" fo:font-style="normal" fo:font-weight="bold" officeooo:rsid="001eb24f" style:font-size-asian="12pt" style:font-size-complex="12pt"/>
    </style:style>
    <style:style style:name="T36" style:family="text">
      <style:text-properties fo:color="#292929" fo:font-size="12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1b6491"/>
    </style:style>
    <style:style style:name="T40" style:family="text">
      <style:text-properties officeooo:rsid="001d1dea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1d1dea" style:font-style-asian="italic" style:font-style-complex="italic"/>
    </style:style>
    <style:style style:name="T43" style:family="text">
      <style:text-properties officeooo:rsid="001db58e"/>
    </style:style>
    <style:style style:name="T44" style:family="text">
      <style:text-properties style:font-name="Liberation Serif"/>
    </style:style>
    <style:style style:name="T45" style:family="text">
      <style:text-properties style:font-name="Liberation Serif" officeooo:rsid="001d1dea"/>
    </style:style>
    <style:style style:name="T46" style:family="text">
      <style:text-properties style:font-name="Liberation Serif" fo:font-style="italic" officeooo:rsid="001d1dea" style:font-style-asian="italic" style:font-style-complex="italic"/>
    </style:style>
    <style:style style:name="T47" style:family="text">
      <style:text-properties style:font-name="Liberation Serif" officeooo:rsid="001b6491"/>
    </style:style>
    <style:style style:name="T48" style:family="text">
      <style:text-properties style:font-name="Liberation Serif" style:text-underline-style="solid" style:text-underline-width="auto" style:text-underline-color="font-color"/>
    </style:style>
    <style:style style:name="T49" style:family="text">
      <style:text-properties style:font-name="Liberation Serif" style:text-underline-style="solid" style:text-underline-width="auto" style:text-underline-color="font-color" officeooo:rsid="001b6491"/>
    </style:style>
    <style:style style:name="T50" style:family="text">
      <style:text-properties officeooo:rsid="001db58e" style:font-size-asian="10.5pt" style:font-weight-asian="normal" style:font-size-complex="12pt" style:font-weight-complex="normal"/>
    </style:style>
    <style:style style:name="T51" style:family="text">
      <style:text-properties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bookmark text:name="7cf1"/><text:s text:c="7"/><text:span text:style-name="T51">Postgres exporter + Prometheus + Grafana.</text:span></text:h>
      <text:p text:style-name="P1"/>
      <text:p text:style-name="P4">Postgress exporter is used to export export all the data present in postgress db</text:p>
      <text:p text:style-name="P1"/>
      <text:p text:style-name="P2">1) <text:s/>create a directory with the name of postgress_exporter and go to that directory:</text:p>
      <text:p text:style-name="P3"><text:span text:style-name="T1"><text:s text:c="10"/></text:span><text:bookmark text:name="e739"/><text:span text:style-name="T4">mkdir /opt/postgres_exporter</text:span></text:p>
      <text:p text:style-name="P3"><text:span text:style-name="T4"><text:s text:c="8"/>cd /opt/postgres_exporter</text:span></text:p>
      <text:p text:style-name="P10"><text:span text:style-name="T1">2) <text:s/>Then download the github repo which is used for exporting in our instance we <text:s/>anre not able to download from github dute to permission issue so i had go through 192.168.9.15 machine and copied to orginal machine</text:span></text:p>
      <text:p text:style-name="P5"><text:span text:style-name="T44"><text:s text:c="6"/></text:span><text:span text:style-name="T45">copy: scp -p26 /</text:span><text:span text:style-name="T46">src/test </text:span><text:a xlink:type="simple" xlink:href="mailto:user@ip" text:style-name="Internet_20_link" text:visited-style-name="Visited_20_Internet_20_Link"><text:span text:style-name="T46">user@ip</text:span></text:a><text:span text:style-name="T46">:/dest/opt/</text:span></text:p>
      <text:p text:style-name="P11"><text:span text:style-name="T42"><text:s text:c="6"/>src: the file which u need to copy </text:span></text:p>
      <text:p text:style-name="P11"><text:span text:style-name="T42"><text:s text:c="6"/>dest: were u need to copy </text:span></text:p>
      <text:p text:style-name="P11"><text:span text:style-name="T42"><text:s text:c="6"/>usr: username like powerpay</text:span></text:p>
      <text:p text:style-name="P11"><text:span text:style-name="T42"><text:s text:c="5"/>ip: for which machine ur gng to copy</text:span></text:p>
      <text:p text:style-name="P9"><text:span text:style-name="T47"><text:s text:c="7"/></text:span><text:span text:style-name="T16">wget </text:span><text:a xlink:type="simple" xlink:href="https://github.com/wrouesnel/postgres_exporter/releases/download/v0.5.1/postgres_exporter_v0.5.1_linux-amd64.tar.gz" text:style-name="Internet_20_link" text:visited-style-name="Visited_20_Internet_20_Link"><text:span text:style-name="T48">https://github.com/wrouesnel/postgres_exporter/releases/download/v0.5.1/postgres_exporter_v0.5.1_linux-amd64.tar.g</text:span></text:a><text:a xlink:type="simple" xlink:href="https://github.com/wrouesnel/postgres_exporter/releases/download/v0.5.1/postgres_exporter_v0.5.1_linux-amd64.tar.gz" text:style-name="Internet_20_link" text:visited-style-name="Visited_20_Internet_20_Link"><text:span text:style-name="T49">z</text:span></text:a><text:span text:style-name="T47"> </text:span></text:p>
      <text:p text:style-name="P15"><text:span text:style-name="T40">3) Untar the file which you had downloaded and go to that directory:</text:span></text:p>
      <text:p text:style-name="P9"><text:span text:style-name="T44"><text:s text:c="7"/></text:span><text:span text:style-name="T16">tar -xzvf </text:span><text:a xlink:type="simple" xlink:href="https://github.com/wrouesnel/postgres_exporter/releases/download/v0.5.1/postgres_exporter_v0.5.1_linux-amd64.tar.gz" text:style-name="Internet_20_link" text:visited-style-name="Visited_20_Internet_20_Link"><text:span text:style-name="T48">postgres_exporter_v0.5.1_linux-amd64.tar.gz</text:span></text:a><text:span text:style-name="T44"><text:line-break/> <text:s text:c="6"/></text:span><text:a xlink:type="simple" xlink:href="https://github.com/wrouesnel/postgres_exporter/releases/download/v0.5.1/postgres_exporter_v0.5.1_linux-amd64.tar.gz" text:style-name="Internet_20_link" text:visited-style-name="Visited_20_Internet_20_Link"><text:span text:style-name="T48">cd postgres_exporter_v0.5.1_linux-amd64</text:span></text:a><text:span text:style-name="T44"> <text:s text:c="3"/></text:span></text:p>
      <text:p text:style-name="P16">4) After extracting we will get some files from that copy postgres-exportetr to /<text:span text:style-name="T41">usr</text:span><text:span text:style-name="T37">/local/bin</text:span></text:p>
      <text:p text:style-name="P15"><text:span text:style-name="T40"><text:s text:c="6"/></text:span><text:span text:style-name="T4">cp postgres_exporter /usr/local/bin</text:span></text:p>
      <text:p text:style-name="P17"><text:span text:style-name="T4">5) then go to postgres_exporter and create env file and keep this <text:s/>as it is:</text:span></text:p>
      <text:p text:style-name="P12"><text:span text:style-name="T5"><text:s text:c="8"/></text:span><text:bookmark text:name="92b9"/><text:span text:style-name="T4">cd /opt/postgres_exporter</text:span></text:p>
      <text:p text:style-name="P12"><text:span text:style-name="T4"><text:s text:c="8"/>vim postgres_exporter.env</text:span></text:p>
      <text:p text:style-name="P12"><text:span text:style-name="T5"># Inside env-file<text:line-break/>DATA_SOURCE_NAME="postgresql://</text:span><text:span text:style-name="T6">pwd</text:span><text:span text:style-name="T5">:postgres@localhost:5432/?sslmode=disable"</text:span></text:p>
      <text:p text:style-name="P12"><text:span text:style-name="T4"><text:s text:c="11"/></text:span><text:span text:style-name="T6">postgresql: db</text:span></text:p>
      <text:p text:style-name="P12"><text:span text:style-name="T6"><text:s text:c="11"/>postgres: dbname fow which db u want to get </text:span></text:p>
      <text:p text:style-name="P12"><text:span text:style-name="T6"><text:s text:c="11"/>pwd: password for that db</text:span></text:p>
      <text:p text:style-name="P6"><text:span text:style-name="T17">6) <text:s/></text:span><text:span text:style-name="T18">For start we need to set at least one variable— </text:span><text:span text:style-name="Strong_20_Emphasis"><text:span text:style-name="T23">DATA_SOURCE_NAME</text:span></text:span><text:span text:style-name="T18">. In our case, metrics from all created (not default) databases will be collected. According to the source, if necessary to refer to a specific database you can set a connection string as follows.</text:span></text:p>
      <text:p text:style-name="P6"><text:span text:style-name="T19"><text:s text:c="8"/>DATA_SOURCE_NAME="postgresql://postgres:</text:span><text:a xlink:type="simple" xlink:href="mailto:postgres@localhost" text:style-name="Internet_20_link" text:visited-style-name="Visited_20_Internet_20_Link">postgres@localhost</text:a><text:span text:style-name="T19">:5432/your_database_name?sslmode=disable"</text:span></text:p>
      <text:p text:style-name="P13"><text:soft-page-break/><text:span text:style-name="T8"/></text:p>
      <text:h text:style-name="P22" text:outline-level="1"><text:bookmark text:name="2e68"/><text:s text:c="9"/>Systemd service for postgres_exporter:</text:h>
      <text:p text:style-name="P18"><text:span text:style-name="T50">1) <text:s/>create a file with name </text:span>postgres_exporter.service:<text:span text:style-name="T43">and keep this as it is:</text:span></text:p>
      <text:p text:style-name="P18"><text:s text:c="7"/><text:span text:style-name="T43">vi /etc/systemd/system/postgres_exporter.service</text:span></text:p>
      <text:p text:style-name="P26"><text:span text:style-name="T43">[Unit]</text:span></text:p>
      <text:p text:style-name="P26">Description=Prometheus exporter for Postgresql</text:p>
      <text:p text:style-name="P25">Wants=network-online.target</text:p>
      <text:p text:style-name="P27"><text:span text:style-name="T36">After=network-online.target</text:span><text:bookmark text:name="d47e"/><text:span text:style-name="T36">[Service]</text:span></text:p>
      <text:p text:style-name="P25">User=postgres</text:p>
      <text:p text:style-name="P25">Group=postgres</text:p>
      <text:p text:style-name="P25">WorkingDirectory=/opt/postgres_exporter</text:p>
      <text:p text:style-name="P25">EnvironmentFile=/opt/postgres_exporter/postgres_exporter.env</text:p>
      <text:p text:style-name="P27"><text:span text:style-name="T36">ExecStart=/usr/local/bin/postgres_exporter</text:span><text:bookmark text:name="333e"/><text:span text:style-name="T36">Restart=always </text:span><text:bookmark text:name="947b"/><text:span text:style-name="T36">[Install]</text:span></text:p>
      <text:p text:style-name="P25">WantedBy=multi-user.target</text:p>
      <text:p text:style-name="P19"/>
      <text:p text:style-name="P18"><text:soft-page-break/><text:span text:style-name="T50"><text:s text:c="5"/></text:span></text:p>
      <text:p text:style-name="P13"><text:span text:style-name="T6"/></text:p>
      <text:p text:style-name="P6"><text:span text:style-name="T17">2) <text:s text:c="2"/></text:span><text:bookmark text:name="b6ad"/><text:span text:style-name="Emphasis"><text:span text:style-name="T27">Finally enable service and add it to the auto-load</text:span></text:span></text:p>
      <text:p text:style-name="P13"><text:span text:style-name="T6"><text:s text:c="6"/></text:span><text:span text:style-name="T4">systemctl daemon-reload</text:span></text:p>
      <text:p text:style-name="P13"><text:span text:style-name="T6"><text:s text:c="5"/>systemctl start postgres_exporter</text:span></text:p>
      <text:p text:style-name="P13"><text:span text:style-name="T6"><text:s text:c="5"/>systemctl enable postgres_exporter</text:span></text:p>
      <text:h text:style-name="P23" text:outline-level="1"><text:bookmark text:name="22271"/><text:span text:style-name="T43">Monitoring. Visual perception</text:span></text:h>
      <text:p text:style-name="P7"><text:span text:style-name="T28">1</text:span><text:span text:style-name="T29">) </text:span><text:span text:style-name="T22"><text:s/></text:span><text:bookmark text:name="4288"/><text:span text:style-name="Emphasis"><text:span text:style-name="T24">First step is to edit </text:span></text:span><text:span text:style-name="Emphasis"><text:span text:style-name="T26">prometheus.yml</text:span></text:span><text:span text:style-name="Emphasis"><text:span text:style-name="T18"> </text:span></text:span><text:span text:style-name="Emphasis"><text:span text:style-name="T24">configuration file. Stop the Prometheus server and add open the file:</text:span></text:span></text:p>
      <text:p text:style-name="P7"><text:span text:style-name="Emphasis"><text:span text:style-name="T24"><text:s text:c="5"/></text:span></text:span><text:span text:style-name="Emphasis"><text:span text:style-name="T18">systemctl stop prometheus</text:span></text:span></text:p>
      <text:p text:style-name="P7"><text:span text:style-name="Emphasis"><text:span text:style-name="T24"><text:s text:c="4"/></text:span></text:span><text:span text:style-name="Emphasis"><text:span text:style-name="T18">vim /etc/prometheus/prometheus.yml</text:span></text:span></text:p>
      <text:p text:style-name="P7"><text:span text:style-name="Emphasis"><text:span text:style-name="T25">2) Add the target in prometheus.yml filewith the port of 9187:</text:span></text:span></text:p>
      <text:p text:style-name="P7"><text:span text:style-name="Emphasis"><text:span text:style-name="T25"><text:s text:c="7"/></text:span></text:span><text:span text:style-name="Emphasis"><text:span text:style-name="T20">...</text:span></text:span><text:span text:style-name="Emphasis"><text:span text:style-name="T25"><text:line-break/>- <text:s/></text:span></text:span><text:span text:style-name="Emphasis"><text:span text:style-name="T20">job_name: ‘postgres_exporter’</text:span></text:span><text:span text:style-name="Emphasis"><text:span text:style-name="T25"><text:line-break/> <text:s text:c="2"/></text:span></text:span><text:span text:style-name="Emphasis"><text:span text:style-name="T20">static_configs:</text:span></text:span><text:span text:style-name="Emphasis"><text:span text:style-name="T25"><text:line-break/> <text:s text:c="4"/>- </text:span></text:span><text:span text:style-name="Emphasis"><text:span text:style-name="T20">targets: [‘xxx.xxx.xxx.xxx:9187’]</text:span></text:span></text:p>
      <text:p text:style-name="P7"><text:span text:style-name="Emphasis"><text:span text:style-name="T20">SAVE AND REOAD THE FILE</text:span></text:span></text:p>
      <text:h text:style-name="P24" text:outline-level="2"><text:bookmark text:name="307a"/><text:span text:style-name="Emphasis"><text:span text:style-name="T30">Grafana on the other hand</text:span></text:span></text:h>
      <text:p text:style-name="P7"><text:span text:style-name="Emphasis"><text:span text:style-name="T20">1) <text:s/>Add the dashbord in grafana osing import 6742 with postgres dashbord number</text:span></text:span></text:p>
      <text:p text:style-name="P7"><text:span text:style-name="Emphasis"><text:span text:style-name="T20"/></text:span></text:p>
      <text:p text:style-name="P7"><text:span text:style-name="Emphasis"><text:span text:style-name="T20"/></text:span></text:p>
      <text:p text:style-name="P8"><text:span text:style-name="Emphasis"><text:span text:style-name="T21">NOTE:</text:span></text:span></text:p>
      <text:p text:style-name="P7"><text:span text:style-name="Emphasis"><text:span text:style-name="T20"><text:s/></text:span></text:span><text:span text:style-name="Emphasis"><text:span text:style-name="T21">For better under stang go through this website:</text:span></text:span></text:p>
      <text:p text:style-name="P7"><text:a xlink:type="simple" xlink:href="https://medium.com/@shevtsovav/all-databases-on-the-eyes-postgres-exporter-prometheus-grafana-d4c4f749d6aa" text:style-name="Internet_20_link" text:visited-style-name="Visited_20_Internet_20_Link"><text:span text:style-name="Emphasis"><text:span text:style-name="T21">https://medium.com/@shevtsovav/all-databases-on-the-eyes-postgres-exporter-prometheus-grafana-d4c4f749d6aa</text:span></text:span></text:a></text:p>
      <text:p text:style-name="P7"><text:span text:style-name="Emphasis"><text:span text:style-name="T21"><text:s text:c="3"/></text:span></text:span></text:p>
      <text:p text:style-name="P7"><text:span text:style-name="Emphasis"><text:span text:style-name="T20"/></text:span></text:p>
      <text:p text:style-name="P20"/>
      <text:p text:style-name="P14"><text:bookmark text:name="2227"/><text:span text:style-name="T6"/></text:p>
      <text:p text:style-name="P14"><text:span text:style-name="T11"><text:s text:c="4"/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06:00.414430298</meta:creation-date>
    <dc:date>2020-10-29T15:08:31.453041234</dc:date>
    <meta:editing-duration>PT41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357" meta:character-count="3202" meta:non-whitespace-character-count="2673"/>
  </office:meta>
</office:document-meta>
</file>